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0b774a" officeooo:paragraph-rsid="000b774a"/>
    </style:style>
    <style:style style:name="P2" style:family="paragraph" style:parent-style-name="Standard">
      <style:paragraph-properties fo:line-height="150%"/>
      <style:text-properties officeooo:rsid="000b98c8" officeooo:paragraph-rsid="000b98c8"/>
    </style:style>
    <style:style style:name="P3" style:family="paragraph" style:parent-style-name="Standard">
      <style:paragraph-properties fo:line-height="150%"/>
      <style:text-properties officeooo:rsid="000b98c8" officeooo:paragraph-rsid="000c7fd7"/>
    </style:style>
    <style:style style:name="P4" style:family="paragraph" style:parent-style-name="Standard">
      <style:paragraph-properties fo:line-height="150%"/>
      <style:text-properties officeooo:rsid="000b98c8" officeooo:paragraph-rsid="0013062a"/>
    </style:style>
    <style:style style:name="P5" style:family="paragraph" style:parent-style-name="Standard">
      <style:paragraph-properties fo:line-height="150%"/>
      <style:text-properties officeooo:rsid="000c7fd7" officeooo:paragraph-rsid="000d18f4"/>
    </style:style>
    <style:style style:name="P6" style:family="paragraph" style:parent-style-name="Standard">
      <style:paragraph-properties fo:line-height="150%"/>
      <style:text-properties officeooo:rsid="00119ac1" officeooo:paragraph-rsid="00119ac1"/>
    </style:style>
    <style:style style:name="P7" style:family="paragraph" style:parent-style-name="Standard">
      <style:paragraph-properties fo:line-height="150%"/>
      <style:text-properties fo:font-weight="bold" officeooo:rsid="000b774a" officeooo:paragraph-rsid="000b774a" style:font-weight-asian="bold" style:font-weight-complex="bold"/>
    </style:style>
    <style:style style:name="T1" style:family="text">
      <style:text-properties officeooo:rsid="000b98c8"/>
    </style:style>
    <style:style style:name="T2" style:family="text">
      <style:text-properties officeooo:rsid="000c7fd7"/>
    </style:style>
    <style:style style:name="T3" style:family="text">
      <style:text-properties officeooo:rsid="000d18f4"/>
    </style:style>
    <style:style style:name="T4" style:family="text">
      <style:text-properties officeooo:rsid="0011c231"/>
    </style:style>
    <style:style style:name="T5" style:family="text">
      <style:text-properties officeooo:rsid="0013062a"/>
    </style:style>
    <style:style style:name="T6" style:family="text">
      <style:text-properties fo:font-weight="bold" style:font-weight-asian="bold" style:font-weight-complex="bold"/>
    </style:style>
    <style:style style:name="T7" style:family="text">
      <style:text-properties fo:font-weight="bold" officeooo:rsid="000c7fd7"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6">Team Name:</text:span> <text:span text:style-name="T1">Vipe</text:span></text:p>
      <text:p text:style-name="P1"/>
      <text:p text:style-name="P1"><text:span text:style-name="T6">Members: </text:span>Elena, Tanner, Allen, Vincent, Oscar</text:p>
      <text:p text:style-name="P1"/>
      <text:p text:style-name="P7">Description: </text:p>
      <text:p text:style-name="P6"><text:tab/>For this project we will be constructing, pun intended, a website for a contractor. The website will include tools that will aide the company’s owner with project management as well as with customer communication. </text:p>
      <text:p text:style-name="P6"><text:tab/><text:span text:style-name="T4">In regards to project management we will need to implement tools that allow for customers to upload pictures that the website administrator has access to in an organized fashion. This will help the contractor give customers estimates quickly and agree on projects in a speedy fashion which would overall boost profit. There is a lot of overlap between the features that will help with project management and customer communication. Being able to upload photos will not only help the owner make estimates but it will help the customer communicate their needs to the owner without having an employee visit them on location. To add to the ease of discussion between contractor and customer we will also incorporate some sort of chat or automatic email message system. </text:span></text:p>
      <text:p text:style-name="P6"><text:tab/><text:span text:style-name="T4">As the tools mentioned above are being implemented we will do our best to make the website look pretty. Although we may take more pride in the work we do under the hood, it is important to remember the website is meant to serve many people who are not computer scientists. Humans are very visual creators and it would reflect poorly on the company to have a website that is not aesthetically pleasing. </text:span></text:p>
      <text:p text:style-name="P1"/>
      <text:p text:style-name="P2"><text:span text:style-name="T6">Vision Statement: </text:span><text:span text:style-name="T4">The purpose of this project is to help modernize an industry that is extremely important yet often overlooked. </text:span></text:p>
      <text:p text:style-name="P2"/>
      <text:p text:style-name="P2"><text:span text:style-name="T6">Motivation: </text:span><text:span text:style-name="T5">The construction industry is huge, especially in Colorado, but many private contractors operate with outdated websites and communication tools. </text:span></text:p>
      <text:p text:style-name="P2"/>
      <text:p text:style-name="P3"><text:span text:style-name="T6">Risks: </text:span><text:span text:style-name="T5">Only one of us has experience with web design. </text:span></text:p>
      <text:p text:style-name="P3"/>
      <text:p text:style-name="P4"><text:soft-page-break/><text:span text:style-name="T7">Risk Mitigation:</text:span><text:span text:style-name="T2"> We will do our best to research the material with which we are unfamiliar. To accomplish this skill gap we will also stay in touch with each other questions and ask question when needed. </text:span></text:p>
      <text:p text:style-name="P3"/>
      <text:p text:style-name="P3"><text:span text:style-name="T7">Version Control:</text:span><text:span text:style-name="T2"> Github</text:span></text:p>
      <text:p text:style-name="P3"/>
      <text:p text:style-name="P3"><text:span text:style-name="T7">Development Method:</text:span><text:span text:style-name="T2"> Agile </text:span></text:p>
      <text:p text:style-name="P3"/>
      <text:p text:style-name="P3"><text:span text:style-name="T7">Collaboration Tool:</text:span><text:span text:style-name="T2"> Slack </text:span></text:p>
      <text:p text:style-name="P3"/>
      <text:p text:style-name="P5"><text:span text:style-name="T6">Proposed Architecture:</text:span> SQL- backend<text:span text:style-name="T3"> NodeJS/flask-mid-ware HTML/CSS -Front-end design-D3 </text:span></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6:59:37.999535866</meta:creation-date>
    <meta:generator>LibreOffice/5.2.2.2$Linux_X86_64 LibreOffice_project/20m0$Build-2</meta:generator>
    <dc:date>2017-09-27T18:11:19.798545546</dc:date>
    <meta:editing-duration>PT19M12S</meta:editing-duration>
    <meta:editing-cycles>2</meta:editing-cycles>
    <meta:document-statistic meta:table-count="0" meta:image-count="0" meta:object-count="0" meta:page-count="2" meta:paragraph-count="14" meta:word-count="346" meta:character-count="2163" meta:non-whitespace-character-count="1817"/>
  </office:meta>
</office:document-meta>
</file>